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ackground-color="#00dcff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none" fo:background-color="#00dcff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ackground-color="#00dcff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9" style:family="table-cell" style:parent-style-name="Default">
      <style:table-cell-properties fo:border-bottom="0.002cm solid #000000" fo:background-color="#00dcff" fo:border-left="0.002cm solid #000000" fo:border-right="0.002cm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e6e6e6" fo:border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sults" table:style-name="ta1" table:print="false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style-name="ce1" office:value-type="string">
            <text:p>Parameters</text:p>
          </table:table-cell>
          <table:table-cell table:number-columns-repeated="4"/>
          <table:table-cell office:value-type="string">
            <text:p>Base case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alpha</text:p>
          </table:table-cell>
          <table:table-cell table:style-name="ce4" office:value-type="float" office:value="0.99">
            <text:p>0.99</text:p>
          </table:table-cell>
          <table:table-cell table:style-name="ce4" office:value-type="float" office:value="0.98">
            <text:p>0.98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/>
        </table:table-row>
        <table:table-row table:style-name="ro1">
          <table:table-cell table:style-name="ce2" office:value-type="string">
            <text:p>theta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1">
            <text:p>0.01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/>
        </table:table-row>
        <table:table-row table:style-name="ro1">
          <table:table-cell table:style-name="ce2" office:value-type="string">
            <text:p>rho</text:p>
          </table:table-cell>
          <table:table-cell table:number-columns-repeated="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1" office:value-type="float" office:value="0.98">
            <text:p>0.98</text:p>
          </table:table-cell>
          <table:table-cell table:style-name="ce11" office:value-type="float" office:value="0.99">
            <text:p>0.99</text:p>
          </table:table-cell>
          <table:table-cell table:style-name="ce11" office:value-type="float" office:value="1.01">
            <text:p>1.01</text:p>
          </table:table-cell>
          <table:table-cell table:style-name="ce11" office:value-type="float" office:value="1.02">
            <text:p>1.0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/>
        </table:table-row>
        <table:table-row table:style-name="ro1">
          <table:table-cell table:style-name="ce2" office:value-type="string">
            <text:p>kappa</text:p>
          </table:table-cell>
          <table:table-cell table:number-columns-repeated="4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2.98">
            <text:p>2.98</text:p>
          </table:table-cell>
          <table:table-cell table:style-name="ce11" office:value-type="float" office:value="2.99">
            <text:p>2.99</text:p>
          </table:table-cell>
          <table:table-cell table:style-name="ce11" office:value-type="float" office:value="3.01">
            <text:p>3.01</text:p>
          </table:table-cell>
          <table:table-cell table:style-name="ce11" office:value-type="float" office:value="3.02">
            <text:p>3.02</text:p>
          </table:table-cell>
          <table:table-cell table:style-name="ce15"/>
        </table:table-row>
        <table:table-row table:style-name="ro1">
          <table:table-cell table:style-name="ce2" office:value-type="string">
            <text:p>beta</text:p>
          </table:table-cell>
          <table:table-cell table:number-columns-repeated="4" office:value-type="float" office:value="0.5">
            <text:p>0.5</text:p>
          </table:table-cell>
          <table:table-cell table:style-name="ce7" office:value-type="float" office:value="0.5">
            <text:p>0.5</text:p>
          </table:table-cell>
          <table:table-cell table:style-name="ce11" office:value-type="float" office:value="0.51">
            <text:p>0.51</text:p>
          </table:table-cell>
          <table:table-cell table:style-name="ce11" office:value-type="float" office:value="0.52">
            <text:p>0.52</text:p>
          </table:table-cell>
          <table:table-cell table:style-name="ce11" office:value-type="float" office:value="0.49">
            <text:p>0.4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/>
        </table:table-row>
        <table:table-row table:style-name="ro1">
          <table:table-cell table:style-name="ce2" office:value-type="string">
            <text:p>delta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8">
            <text:p>0.8</text:p>
          </table:table-cell>
          <table:table-cell table:style-name="ce8" office:value-type="float" office:value="0.8">
            <text:p>0.8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8">
            <text:p>0.8</text:p>
          </table:table-cell>
          <table:table-cell table:style-name="ce14" office:value-type="float" office:value="0.78">
            <text:p>0.78</text:p>
          </table:table-cell>
          <table:table-cell table:style-name="ce14" office:value-type="float" office:value="0.79">
            <text:p>0.79</text:p>
          </table:table-cell>
          <table:table-cell table:style-name="ce14" office:value-type="float" office:value="0.81">
            <text:p>0.81</text:p>
          </table:table-cell>
          <table:table-cell table:style-name="ce14" office:value-type="float" office:value="0.82">
            <text:p>0.82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/>
        </table:table-row>
        <table:table-row table:style-name="ro1">
          <table:table-cell table:number-columns-repeated="5"/>
          <table:table-cell table:style-name="ce7"/>
          <table:table-cell table:style-name="ce10" table:number-columns-repeated="4"/>
          <table:table-cell table:number-columns-repeated="12"/>
        </table:table-row>
        <table:table-row table:style-name="ro1">
          <table:table-cell table:style-name="ce1" office:value-type="string">
            <text:p>Strategies</text:p>
          </table:table-cell>
          <table:table-cell table:number-columns-repeated="4"/>
          <table:table-cell table:style-name="ce7"/>
          <table:table-cell table:style-name="ce10" table:number-columns-repeated="4"/>
          <table:table-cell table:number-columns-repeated="12"/>
        </table:table-row>
        <table:table-row table:style-name="ro1">
          <table:table-cell table:style-name="ce3" office:value-type="string">
            <text:p>Regulator</text:p>
          </table:table-cell>
          <table:table-cell table:number-columns-repeated="4"/>
          <table:table-cell table:style-name="ce7"/>
          <table:table-cell table:style-name="ce10" table:number-columns-repeated="4"/>
          <table:table-cell table:number-columns-repeated="12"/>
        </table:table-row>
        <table:table-row table:style-name="ro1">
          <table:table-cell table:style-name="ce2" office:value-type="string">
            <text:p>a</text:p>
          </table:table-cell>
          <table:table-cell office:value-type="float" office:value="-2.975006041">
            <text:p>-2.975006041</text:p>
          </table:table-cell>
          <table:table-cell office:value-type="float" office:value="-1.865292672">
            <text:p>-1.865292672</text:p>
          </table:table-cell>
          <table:table-cell office:value-type="float" office:value="-3.343253331">
            <text:p>-3.343253331</text:p>
          </table:table-cell>
          <table:table-cell office:value-type="float" office:value="-3.24058731">
            <text:p>-3.24058731</text:p>
          </table:table-cell>
          <table:table-cell table:style-name="ce7" office:value-type="float" office:value="-3.150088723">
            <text:p>-3.150088723</text:p>
          </table:table-cell>
          <table:table-cell table:style-name="ce10" office:value-type="float" office:value="-3.46055256">
            <text:p>-3.46055256</text:p>
          </table:table-cell>
          <table:table-cell office:value-type="float" office:value="-3.887516369">
            <text:p>-3.887516369</text:p>
          </table:table-cell>
          <table:table-cell table:style-name="ce10" office:value-type="float" office:value="-2.915531354">
            <text:p>-2.915531354</text:p>
          </table:table-cell>
          <table:table-cell table:style-name="ce10" office:value-type="float" office:value="-4.027664445">
            <text:p>-4.027664445</text:p>
          </table:table-cell>
          <table:table-cell office:value-type="float" office:value="-3.545997848">
            <text:p>-3.545997848</text:p>
          </table:table-cell>
          <table:table-cell office:value-type="float" office:value="-2.816099019">
            <text:p>-2.816099019</text:p>
          </table:table-cell>
          <table:table-cell office:value-type="float" office:value="-2.52880013">
            <text:p>-2.52880013</text:p>
          </table:table-cell>
          <table:table-cell office:value-type="float" office:value="-3.064958248">
            <text:p>-3.064958248</text:p>
          </table:table-cell>
          <table:table-cell office:value-type="float" office:value="-3.107267812">
            <text:p>-3.107267812</text:p>
          </table:table-cell>
          <table:table-cell office:value-type="float" office:value="-3.193115086">
            <text:p>-3.193115086</text:p>
          </table:table-cell>
          <table:table-cell office:value-type="float" office:value="-3.236527837">
            <text:p>-3.236527837</text:p>
          </table:table-cell>
          <table:table-cell office:value-type="float" office:value="-3.150024877">
            <text:p>-3.150024877</text:p>
          </table:table-cell>
          <table:table-cell office:value-type="float" office:value="-3.150004481">
            <text:p>-3.150004481</text:p>
          </table:table-cell>
          <table:table-cell office:value-type="float" office:value="-3.150008768">
            <text:p>-3.150008768</text:p>
          </table:table-cell>
          <table:table-cell office:value-type="float" office:value="-3.149972506">
            <text:p>-3.149972506</text:p>
          </table:table-cell>
          <table:table-cell/>
        </table:table-row>
        <table:table-row table:style-name="ro1">
          <table:table-cell table:style-name="ce2" office:value-type="string">
            <text:p>b1</text:p>
          </table:table-cell>
          <table:table-cell office:value-type="float" office:value="4.264255267">
            <text:p>4.264255267</text:p>
          </table:table-cell>
          <table:table-cell office:value-type="float" office:value="3.401780447">
            <text:p>3.401780447</text:p>
          </table:table-cell>
          <table:table-cell office:value-type="float" office:value="4.574876791">
            <text:p>4.574876791</text:p>
          </table:table-cell>
          <table:table-cell office:value-type="float" office:value="4.490777465">
            <text:p>4.490777465</text:p>
          </table:table-cell>
          <table:table-cell table:style-name="ce7" office:value-type="float" office:value="4.416666667">
            <text:p>4.416666667</text:p>
          </table:table-cell>
          <table:table-cell table:style-name="ce10" office:value-type="float" office:value="4.587497488">
            <text:p>4.587497488</text:p>
          </table:table-cell>
          <table:table-cell office:value-type="float" office:value="4.841976127">
            <text:p>4.841976127</text:p>
          </table:table-cell>
          <table:table-cell table:style-name="ce10" office:value-type="float" office:value="4.301226191">
            <text:p>4.301226191</text:p>
          </table:table-cell>
          <table:table-cell table:style-name="ce10" office:value-type="float" office:value="4.837606838">
            <text:p>4.837606838</text:p>
          </table:table-cell>
          <table:table-cell office:value-type="float" office:value="4.603375527">
            <text:p>4.603375527</text:p>
          </table:table-cell>
          <table:table-cell office:value-type="float" office:value="4.26449682">
            <text:p>4.26449682</text:p>
          </table:table-cell>
          <table:table-cell office:value-type="float" office:value="4.138211382">
            <text:p>4.138211382</text:p>
          </table:table-cell>
          <table:table-cell office:value-type="float" office:value="4.359385655">
            <text:p>4.359385655</text:p>
          </table:table-cell>
          <table:table-cell office:value-type="float" office:value="4.387804366">
            <text:p>4.387804366</text:p>
          </table:table-cell>
          <table:table-cell office:value-type="float" office:value="4.445970315">
            <text:p>4.445970315</text:p>
          </table:table-cell>
          <table:table-cell office:value-type="float" office:value="4.475713245">
            <text:p>4.475713245</text:p>
          </table:table-cell>
          <table:table-cell office:value-type="float" office:value="4.446308725">
            <text:p>4.446308725</text:p>
          </table:table-cell>
          <table:table-cell office:value-type="float" office:value="4.431438127">
            <text:p>4.431438127</text:p>
          </table:table-cell>
          <table:table-cell office:value-type="float" office:value="4.401993355">
            <text:p>4.401993355</text:p>
          </table:table-cell>
          <table:table-cell office:value-type="float" office:value="4.387417219">
            <text:p>4.387417219</text:p>
          </table:table-cell>
          <table:table-cell/>
        </table:table-row>
        <table:table-row table:style-name="ro1">
          <table:table-cell table:style-name="ce2" office:value-type="string">
            <text:p>b2</text:p>
          </table:table-cell>
          <table:table-cell office:value-type="float" office:value="-4.385053407">
            <text:p>-4.385053407</text:p>
          </table:table-cell>
          <table:table-cell office:value-type="float" office:value="-4.579492823">
            <text:p>-4.579492823</text:p>
          </table:table-cell>
          <table:table-cell office:value-type="float" office:value="-4.366410586">
            <text:p>-4.366410586</text:p>
          </table:table-cell>
          <table:table-cell office:value-type="float" office:value="-4.370775336">
            <text:p>-4.370775336</text:p>
          </table:table-cell>
          <table:table-cell table:style-name="ce7" office:value-type="float" office:value="-4.375">
            <text:p>-4.375</text:p>
          </table:table-cell>
          <table:table-cell table:style-name="ce10" office:value-type="float" office:value="-4.284068627">
            <text:p>-4.284068627</text:p>
          </table:table-cell>
          <table:table-cell office:value-type="float" office:value="-4.196153846">
            <text:p>-4.196153846</text:p>
          </table:table-cell>
          <table:table-cell table:style-name="ce10" office:value-type="float" office:value="-4.469132653">
            <text:p>-4.469132653</text:p>
          </table:table-cell>
          <table:table-cell table:style-name="ce10" office:value-type="float" office:value="-4.358974359">
            <text:p>-4.358974359</text:p>
          </table:table-cell>
          <table:table-cell office:value-type="float" office:value="-4.367088608">
            <text:p>-4.367088608</text:p>
          </table:table-cell>
          <table:table-cell office:value-type="float" office:value="-4.382716049">
            <text:p>-4.382716049</text:p>
          </table:table-cell>
          <table:table-cell office:value-type="float" office:value="-4.390243902">
            <text:p>-4.390243902</text:p>
          </table:table-cell>
          <table:table-cell office:value-type="float" office:value="-4.415816327">
            <text:p>-4.415816327</text:p>
          </table:table-cell>
          <table:table-cell office:value-type="string">
            <text:p>-4.395202020,</text:p>
          </table:table-cell>
          <table:table-cell office:value-type="float" office:value="-4.35519802">
            <text:p>-4.35519802</text:p>
          </table:table-cell>
          <table:table-cell office:value-type="float" office:value="-4.335784314">
            <text:p>-4.335784314</text:p>
          </table:table-cell>
          <table:table-cell table:number-columns-repeated="4" office:value-type="float" office:value="-4.375">
            <text:p>-4.375</text:p>
          </table:table-cell>
          <table:table-cell/>
        </table:table-row>
        <table:table-row table:style-name="ro1">
          <table:table-cell table:number-columns-repeated="5"/>
          <table:table-cell table:style-name="ce7"/>
          <table:table-cell table:style-name="ce10" table:number-columns-repeated="4"/>
          <table:table-cell table:number-columns-repeated="12"/>
        </table:table-row>
        <table:table-row table:style-name="ro1">
          <table:table-cell table:style-name="ce3" office:value-type="string">
            <text:p>Monopolist</text:p>
          </table:table-cell>
          <table:table-cell table:number-columns-repeated="4"/>
          <table:table-cell table:style-name="ce7"/>
          <table:table-cell table:style-name="ce10" table:number-columns-repeated="4"/>
          <table:table-cell table:number-columns-repeated="12"/>
        </table:table-row>
        <table:table-row table:style-name="ro1">
          <table:table-cell table:style-name="ce2" office:value-type="string">
            <text:p>r</text:p>
          </table:table-cell>
          <table:table-cell office:value-type="float" office:value="-2.754380885">
            <text:p>-2.754380885</text:p>
          </table:table-cell>
          <table:table-cell office:value-type="float" office:value="-2.124622744">
            <text:p>-2.124622744</text:p>
          </table:table-cell>
          <table:table-cell office:value-type="float" office:value="-2.891105225">
            <text:p>-2.891105225</text:p>
          </table:table-cell>
          <table:table-cell office:value-type="float" office:value="-2.85341255">
            <text:p>-2.85341255</text:p>
          </table:table-cell>
          <table:table-cell table:style-name="ce7" office:value-type="float" office:value="-2.81894731">
            <text:p>-2.81894731</text:p>
          </table:table-cell>
          <table:table-cell table:style-name="ce10" office:value-type="float" office:value="-2.925960482">
            <text:p>-2.925960482</text:p>
          </table:table-cell>
          <table:table-cell office:value-type="float" office:value="-3.057873116">
            <text:p>-3.057873116</text:p>
          </table:table-cell>
          <table:table-cell table:style-name="ce10" office:value-type="float" office:value="-2.731352777">
            <text:p>-2.731352777</text:p>
          </table:table-cell>
          <table:table-cell table:style-name="ce10" office:value-type="float" office:value="-3.297645072">
            <text:p>-3.297645072</text:p>
          </table:table-cell>
          <table:table-cell office:value-type="float" office:value="-3.047723851">
            <text:p>-3.047723851</text:p>
          </table:table-cell>
          <table:table-cell office:value-type="float" office:value="-2.607333079">
            <text:p>-2.607333079</text:p>
          </table:table-cell>
          <table:table-cell office:value-type="float" office:value="-2.410391951">
            <text:p>-2.410391951</text:p>
          </table:table-cell>
          <table:table-cell office:value-type="float" office:value="-2.806572614">
            <text:p>-2.806572614</text:p>
          </table:table-cell>
          <table:table-cell office:value-type="float" office:value="-2.812761046">
            <text:p>-2.812761046</text:p>
          </table:table-cell>
          <table:table-cell office:value-type="float" office:value="-2.824856661">
            <text:p>-2.824856661</text:p>
          </table:table-cell>
          <table:table-cell office:value-type="float" office:value="-2.830652585">
            <text:p>-2.830652585</text:p>
          </table:table-cell>
          <table:table-cell office:value-type="float" office:value="-2.800097619">
            <text:p>-2.800097619</text:p>
          </table:table-cell>
          <table:table-cell office:value-type="float" office:value="-2.809475736">
            <text:p>-2.809475736</text:p>
          </table:table-cell>
          <table:table-cell office:value-type="float" office:value="-2.828272019">
            <text:p>-2.828272019</text:p>
          </table:table-cell>
          <table:table-cell office:value-type="float" office:value="-2.837635583">
            <text:p>-2.837635583</text:p>
          </table:table-cell>
          <table:table-cell/>
        </table:table-row>
        <table:table-row table:style-name="ro1">
          <table:table-cell table:style-name="ce2" office:value-type="string">
            <text:p>s1</text:p>
          </table:table-cell>
          <table:table-cell table:number-columns-repeated="4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4.921568627">
            <text:p>4.921568627</text:p>
          </table:table-cell>
          <table:table-cell office:value-type="float" office:value="4.846153846">
            <text:p>4.846153846</text:p>
          </table:table-cell>
          <table:table-cell table:style-name="ce10" office:value-type="float" office:value="5.081632653">
            <text:p>5.081632653</text:p>
          </table:table-cell>
          <table:table-cell table:style-name="ce10" office:value-type="float" office:value="5">
            <text:p>5</text:p>
          </table:table-cell>
          <table:table-cell table:number-columns-repeated="3" office:value-type="float" office:value="5">
            <text:p>5</text:p>
          </table:table-cell>
          <table:table-cell office:value-type="float" office:value="5.040816327">
            <text:p>5.040816327</text:p>
          </table:table-cell>
          <table:table-cell office:value-type="float" office:value="5.02020202">
            <text:p>5.02020202</text:p>
          </table:table-cell>
          <table:table-cell office:value-type="float" office:value="4.98019802">
            <text:p>4.98019802</text:p>
          </table:table-cell>
          <table:table-cell office:value-type="float" office:value="4.960784314">
            <text:p>4.960784314</text:p>
          </table:table-cell>
          <table:table-cell table:number-columns-repeated="4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s2</text:p>
          </table:table-cell>
          <table:table-cell office:value-type="float" office:value="-5.141640371">
            <text:p>-5.141640371</text:p>
          </table:table-cell>
          <table:table-cell office:value-type="float" office:value="-6.731023496">
            <text:p>-6.731023496</text:p>
          </table:table-cell>
          <table:table-cell office:value-type="float" office:value="-4.772161946">
            <text:p>-4.772161946</text:p>
          </table:table-cell>
          <table:table-cell office:value-type="float" office:value="-4.866390475">
            <text:p>-4.866390475</text:p>
          </table:table-cell>
          <table:table-cell table:style-name="ce7" office:value-type="float" office:value="-4.952830189">
            <text:p>-4.952830189</text:p>
          </table:table-cell>
          <table:table-cell table:style-name="ce10" office:value-type="float" office:value="-4.596043444">
            <text:p>-4.596043444</text:p>
          </table:table-cell>
          <table:table-cell office:value-type="float" office:value="-4.199774341">
            <text:p>-4.199774341</text:p>
          </table:table-cell>
          <table:table-cell table:style-name="ce10" office:value-type="float" office:value="-5.280003751">
            <text:p>-5.280003751</text:p>
          </table:table-cell>
          <table:table-cell table:style-name="ce10" office:value-type="float" office:value="-4.505300353">
            <text:p>-4.505300353</text:p>
          </table:table-cell>
          <table:table-cell office:value-type="float" office:value="-4.74335472">
            <text:p>-4.74335472</text:p>
          </table:table-cell>
          <table:table-cell office:value-type="float" office:value="-5.13860865">
            <text:p>-5.13860865</text:p>
          </table:table-cell>
          <table:table-cell office:value-type="float" office:value="-5.304518664">
            <text:p>-5.304518664</text:p>
          </table:table-cell>
          <table:table-cell office:value-type="float" office:value="-5.106067872">
            <text:p>-5.106067872</text:p>
          </table:table-cell>
          <table:table-cell office:value-type="float" office:value="-5.02866587">
            <text:p>-5.02866587</text:p>
          </table:table-cell>
          <table:table-cell office:value-type="float" office:value="-4.878518527">
            <text:p>-4.878518527</text:p>
          </table:table-cell>
          <table:table-cell office:value-type="float" office:value="-4.805690095">
            <text:p>-4.805690095</text:p>
          </table:table-cell>
          <table:table-cell office:value-type="float" office:value="-4.919811321">
            <text:p>-4.919811321</text:p>
          </table:table-cell>
          <table:table-cell office:value-type="float" office:value="-4.936320755">
            <text:p>-4.936320755</text:p>
          </table:table-cell>
          <table:table-cell office:value-type="float" office:value="-4.969339623">
            <text:p>-4.969339623</text:p>
          </table:table-cell>
          <table:table-cell office:value-type="float" office:value="-4.985849057">
            <text:p>-4.985849057</text:p>
          </table:table-cell>
          <table:table-cell/>
        </table:table-row>
        <table:table-row table:style-name="ro1">
          <table:table-cell table:number-columns-repeated="5"/>
          <table:table-cell table:style-name="ce7"/>
          <table:table-cell table:style-name="ce10" table:number-columns-repeated="4"/>
          <table:table-cell table:number-columns-repeated="12"/>
        </table:table-row>
        <table:table-row table:style-name="ro1">
          <table:table-cell table:style-name="ce3" office:value-type="string">
            <text:p>Steady state</text:p>
          </table:table-cell>
          <table:table-cell table:number-columns-repeated="4"/>
          <table:table-cell table:style-name="ce7"/>
          <table:table-cell table:style-name="ce10" table:number-columns-repeated="4"/>
          <table:table-cell table:number-columns-repeated="12"/>
        </table:table-row>
        <table:table-row table:style-name="ro1">
          <table:table-cell table:style-name="ce2" office:value-type="string">
            <text:p>price</text:p>
          </table:table-cell>
          <table:table-cell office:value-type="float" office:value="1.204827666">
            <text:p>1.204827666</text:p>
          </table:table-cell>
          <table:table-cell office:value-type="float" office:value="1.20969824">
            <text:p>1.20969824</text:p>
          </table:table-cell>
          <table:table-cell office:value-type="float" office:value="1.199988905">
            <text:p>1.199988905</text:p>
          </table:table-cell>
          <table:table-cell office:value-type="float" office:value="1.199986697">
            <text:p>1.199986697</text:p>
          </table:table-cell>
          <table:table-cell table:style-name="ce7" office:value-type="float" office:value="1.200033948">
            <text:p>1.200033948</text:p>
          </table:table-cell>
          <table:table-cell table:style-name="ce10" office:value-type="float" office:value="1.224479765">
            <text:p>1.224479765</text:p>
          </table:table-cell>
          <table:table-cell office:value-type="float" office:value="1.250035274">
            <text:p>1.250035274</text:p>
          </table:table-cell>
          <table:table-cell table:style-name="ce10" office:value-type="float" office:value="1.176479543">
            <text:p>1.176479543</text:p>
          </table:table-cell>
          <table:table-cell table:style-name="ce10" office:value-type="float" office:value="1.319990267">
            <text:p>1.319990267</text:p>
          </table:table-cell>
          <table:table-cell office:value-type="float" office:value="1.25997284">
            <text:p>1.25997284</text:p>
          </table:table-cell>
          <table:table-cell office:value-type="float" office:value="1.140002275">
            <text:p>1.140002275</text:p>
          </table:table-cell>
          <table:table-cell office:value-type="float" office:value="1.080009113">
            <text:p>1.080009113</text:p>
          </table:table-cell>
          <table:table-cell office:value-type="float" office:value="1.200008153">
            <text:p>1.200008153</text:p>
          </table:table-cell>
          <table:table-cell office:value-type="float" office:value="1.200011268">
            <text:p>1.200011268</text:p>
          </table:table-cell>
          <table:table-cell office:value-type="float" office:value="1.2000115">
            <text:p>1.2000115</text:p>
          </table:table-cell>
          <table:table-cell office:value-type="float" office:value="1.199994966">
            <text:p>1.199994966</text:p>
          </table:table-cell>
          <table:table-cell office:value-type="float" office:value="1.192008925">
            <text:p>1.192008925</text:p>
          </table:table-cell>
          <table:table-cell office:value-type="float" office:value="1.196001109">
            <text:p>1.196001109</text:p>
          </table:table-cell>
          <table:table-cell office:value-type="float" office:value="1.20400342">
            <text:p>1.20400342</text:p>
          </table:table-cell>
          <table:table-cell office:value-type="float" office:value="1.207989827">
            <text:p>1.207989827</text:p>
          </table:table-cell>
          <table:table-cell/>
        </table:table-row>
        <table:table-row table:style-name="ro1">
          <table:table-cell table:style-name="ce2" office:value-type="string">
            <text:p>tax</text:p>
          </table:table-cell>
          <table:table-cell office:value-type="float" office:value="0.4016091425">
            <text:p>0.4016091425</text:p>
          </table:table-cell>
          <table:table-cell office:value-type="float" office:value="0.4032329136">
            <text:p>0.4032329136</text:p>
          </table:table-cell>
          <table:table-cell office:value-type="float" office:value="0.3999969858">
            <text:p>0.3999969858</text:p>
          </table:table-cell>
          <table:table-cell office:value-type="float" office:value="0.3999954887">
            <text:p>0.3999954887</text:p>
          </table:table-cell>
          <table:table-cell table:style-name="ce9" office:value-type="float" office:value="0.4000113884">
            <text:p>0.4000113884</text:p>
          </table:table-cell>
          <table:table-cell table:style-name="ce10" office:value-type="float" office:value="0.408159969">
            <text:p>0.408159969</text:p>
          </table:table-cell>
          <table:table-cell office:value-type="float" office:value="0.4166783071">
            <text:p>0.4166783071</text:p>
          </table:table-cell>
          <table:table-cell table:style-name="ce10" office:value-type="float" office:value="0.3921596726">
            <text:p>0.3921596726</text:p>
          </table:table-cell>
          <table:table-cell table:style-name="ce10" office:value-type="float" office:value="0.4399964133">
            <text:p>0.4399964133</text:p>
          </table:table-cell>
          <table:table-cell office:value-type="float" office:value="0.4199912567">
            <text:p>0.4199912567</text:p>
          </table:table-cell>
          <table:table-cell office:value-type="float" office:value="0.380000921">
            <text:p>0.380000921</text:p>
          </table:table-cell>
          <table:table-cell office:value-type="float" office:value="0.3600033519">
            <text:p>0.3600033519</text:p>
          </table:table-cell>
          <table:table-cell office:value-type="float" office:value="0.4000025022">
            <text:p>0.4000025022</text:p>
          </table:table-cell>
          <table:table-cell office:value-type="float" office:value="0.4000035554">
            <text:p>0.4000035554</text:p>
          </table:table-cell>
          <table:table-cell office:value-type="float" office:value="0.4000039613">
            <text:p>0.4000039613</text:p>
          </table:table-cell>
          <table:table-cell office:value-type="float" office:value="0.399998463">
            <text:p>0.399998463</text:p>
          </table:table-cell>
          <table:table-cell office:value-type="float" office:value="0.4000027547">
            <text:p>0.4000027547</text:p>
          </table:table-cell>
          <table:table-cell office:value-type="float" office:value="0.4000000808">
            <text:p>0.4000000808</text:p>
          </table:table-cell>
          <table:table-cell office:value-type="float" office:value="0.4000011695">
            <text:p>0.4000011695</text:p>
          </table:table-cell>
          <table:table-cell office:value-type="float" office:value="0.3999968114">
            <text:p>0.3999968114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>
            <draw:frame table:end-cell-address="Results.M63" table:end-x="1.783cm" table:end-y="0.055cm" draw:z-index="0" draw:style-name="gr1" svg:width="24.206cm" svg:height="16.75cm" svg:x="0.158cm" svg:y="0.4cm">
              <draw:object draw:notify-on-update-of-ranges="Results.R6:Results.U6 Results.A4:Results.A4 Results.D23:Results.E23 Results.D22:Results.E22 Results.A5:Results.A5 Results.N23:Results.Q23 Results.N22:Results.Q22 Results.A6:Results.A6 Results.R23:Results.U23 Results.R22:Results.U22 Results.A8:Results.A8 Results.I23:Results.M23 Results.J22:Results.M22 Results.A7:Results.A7 Results.G23:Results.I23 Results.G22:Results.I22 Results.F2:Results.F2 Results.F23:Results.F23 Results.F22:Results.F22 Results.A3:Results.A3 Results.B23:Results.C23 Results.A3:Results.A3 Results.B23:Results.C23 Results.B22:Results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style-name="ce1"/>
          <table:table-cell table:number-columns-repeated="13"/>
          <table:table-cell>
            <draw:frame table:end-cell-address="Results.Y63" table:end-x="1.625cm" table:end-y="0.106cm" draw:z-index="1" draw:style-name="gr1" svg:width="24.206cm" svg:height="16.75cm" svg:x="0.001cm" svg:y="0.001cm">
              <draw:object draw:notify-on-update-of-ranges="Results.R6:Results.U6 Results.D22:Results.E22 Results.A4:Results.A4 Results.D23:Results.E23 Results.N22:Results.Q22 Results.A5:Results.A5 Results.N23:Results.Q23 Results.R22:Results.U22 Results.A6:Results.A6 Results.R23:Results.U23 Results.F22:Results.F22 Results.F2:Results.F2 Results.F23:Results.F23 Results.B22:Results.C22 Results.A3:Results.A3 Results.B23:Results.C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table:style-name="ce13"/>
          <table:table-cell table:number-columns-repeated="14"/>
        </table:table-row>
        <table:table-row table:style-name="ro1" table:number-rows-repeated="37">
          <table:table-cell table:number-columns-repeated="22"/>
        </table:table-row>
        <table:table-row table:style-name="ro1">
          <table:table-cell table:number-columns-repeated="2"/>
          <table:table-cell>
            <draw:frame table:end-cell-address="Results.M104" table:end-x="1.625cm" table:end-y="0.106cm" draw:z-index="2" draw:style-name="gr1" svg:width="24.206cm" svg:height="16.75cm" svg:x="0cm" svg:y="0.001cm">
              <draw:object draw:notify-on-update-of-ranges="Results.N5:Results.Q5 Results.D22:Results.E22 Results.A4:Results.A4 Results.D23:Results.E23 Results.N22:Results.Q22 Results.A5:Results.A5 Results.N23:Results.Q23 Results.R22:Results.U22 Results.A6:Results.A6 Results.R23:Results.U23 Results.F22:Results.F22 Results.F2:Results.F2 Results.F23:Results.F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string">
            <text:p>NB. Labels for points appear to be a bit screwed up and shouldn't be relied upon.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23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z </meta:initial-creator>
    <meta:creation-date>2011-03-20T11:21:40</meta:creation-date>
    <meta:generator>OpenOffice.org/3.2$Unix OpenOffice.org_project/320m12$Build-9483</meta:generator>
    <dc:date>2011-03-22T23:47:56</dc:date>
    <dc:creator>jamesz </dc:creator>
    <meta:editing-duration>PT60H11M06S</meta:editing-duration>
    <meta:editing-cycles>13</meta:editing-cycles>
    <meta:document-statistic meta:table-count="3" meta:cell-count="3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/>
      <style:graphic-properties draw:stroke="none" svg:stroke-width="0.088cm" svg:stroke-color="#ff420e" draw:fill-color="#ff420e"/>
      <style:text-properties fo:font-size="9pt" style:font-size-asian="6pt" style:font-size-complex="6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25cm" chart:symbol-height="0.25cm" chart:data-label-number="none" chart:data-label-text="true" chart:data-label-symbol="false"/>
      <style:graphic-properties draw:stroke="none" svg:stroke-width="0.088cm" svg:stroke-color="#7e0021" draw:fill-color="#7e0021"/>
      <style:text-properties fo:font-size="9pt" style:font-size-asian="6pt" style:font-size-complex="6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false" chart:data-label-number="none" chart:data-label-text="true" chart:data-label-symbol="false"/>
      <style:graphic-properties draw:stroke="none" svg:stroke-width="0.088cm" svg:stroke-color="#579d1c" draw:fill-color="#579d1c"/>
      <style:text-properties fo:font-size="9pt" style:font-size-asian="6pt" style:font-size-complex="6pt"/>
    </style:style>
    <style:style style:name="ch15" style:family="chart" style:data-style-name="N2">
      <style:chart-properties chart:symbol-type="named-symbol" chart:symbol-name="arrow-down" chart:symbol-width="0.25cm" chart:symbol-height="0.25cm" chart:link-data-style-to-source="fals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6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svg:stroke-width="0.088cm" svg:stroke-color="#004586" draw:fill-color="#004586"/>
      <style:text-properties fo:font-size="9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207cm" svg:height="16.751cm" xlink:href=".." chart:class="chart:scatter" chart:style-name="ch1">
        <chart:title svg:x="10.859cm" svg:y="0.336cm" chart:style-name="ch2">
          <text:p>Steady state</text:p>
        </chart:title>
        <chart:subtitle svg:x="11.058cm" svg:y="1.174cm" chart:style-name="ch3">
          <text:p>All variables</text:p>
        </chart:subtitle>
        <chart:legend chart:legend-position="end" svg:x="21.697cm" svg:y="6.968cm" chart:style-name="ch4"/>
        <chart:plot-area chart:style-name="ch5" table:cell-range-address="Results.R6:Results.U6 Results.D22:Results.E23 Results.A3:Results.A8 Results.F23:Results.U23 Results.F2:Results.F2 Results.B23:Results.C23" chart:data-source-has-labels="both" svg:x="0.346cm" svg:y="1.956cm" svg:width="21.191cm" svg:height="14.506cm">
          <chart:axis chart:dimension="x" chart:name="primary-x" chart:style-name="ch6">
            <chart:title svg:x="9.93cm" svg:y="16.226cm" chart:style-name="ch7">
              <text:p>Monopolist's price</text:p>
            </chart:title>
            <chart:categories table:cell-range-address="Results.R6:Results.U6"/>
          </chart:axis>
          <chart:axis chart:dimension="y" chart:name="primary-y" chart:style-name="ch6">
            <chart:title svg:x="0.063cm" svg:y="9.81cm" chart:style-name="ch8">
              <text:p>Pollution tax</text:p>
            </chart:title>
            <chart:grid chart:style-name="ch9" chart:class="major"/>
          </chart:axis>
          <chart:series chart:style-name="ch10" chart:values-cell-range-address="Results.D23:Results.E23" chart:label-cell-address="Results.A4:Results.A4" chart:class="chart:scatter">
            <chart:domain table:cell-range-address="Results.D22:Results.E22"/>
            <chart:data-point chart:repeated="2"/>
          </chart:series>
          <chart:series chart:style-name="ch11" chart:values-cell-range-address="Results.N23:Results.Q23" chart:label-cell-address="Results.A5:Results.A5" chart:class="chart:scatter">
            <chart:domain table:cell-range-address="Results.N22:Results.Q22"/>
            <chart:data-point chart:repeated="4"/>
          </chart:series>
          <chart:series chart:style-name="ch12" chart:values-cell-range-address="Results.R23:Results.U23" chart:label-cell-address="Results.A6:Results.A6" chart:class="chart:scatter">
            <chart:domain table:cell-range-address="Results.R22:Results.U22"/>
            <chart:data-point chart:repeated="4"/>
          </chart:series>
          <chart:series chart:style-name="ch13" chart:values-cell-range-address="Results.I23:Results.M23" chart:label-cell-address="Results.A8:Results.A8" chart:class="chart:scatter">
            <chart:domain table:cell-range-address="Results.J22:Results.M22"/>
            <chart:data-point chart:repeated="5"/>
          </chart:series>
          <chart:series chart:style-name="ch14" chart:values-cell-range-address="Results.G23:Results.I23" chart:label-cell-address="Results.A7:Results.A7" chart:class="chart:scatter">
            <chart:domain table:cell-range-address="Results.G22:Results.I22"/>
            <chart:data-point chart:repeated="3"/>
          </chart:series>
          <chart:series chart:style-name="ch15" chart:values-cell-range-address="Results.F23:Results.F23" chart:label-cell-address="Results.F2:Results.F2" chart:class="chart:scatter">
            <chart:domain table:cell-range-address="Results.F22:Results.F22"/>
            <chart:data-point/>
          </chart:series>
          <chart:series chart:style-name="ch16" chart:values-cell-range-address="Results.B23:Results.C23" chart:label-cell-address="Results.A3:Results.A3" chart:class="chart:scatter">
            <chart:domain table:cell-range-address="Results.B22:Results.C22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s.R6:Results.U6">2.98</text:p>
              </table:table-cell>
              <table:table-cell office:value-type="string">
                <text:p>2.99</text:p>
              </table:table-cell>
              <table:table-cell office:value-type="string">
                <text:p>3.01</text:p>
              </table:table-cell>
              <table:table-cell office:value-type="string">
                <text:p>3.02</text:p>
              </table:table-cell>
            </table:table-row>
          </table:table-header-rows>
          <table:table-rows>
            <table:table-row>
              <table:table-cell office:value-type="string">
                <text:p text:id="">Row 22</text:p>
              </table:table-cell>
              <table:table-cell office:value-type="float" office:value="1.199988905">
                <text:p text:id="Results.D22:Results.E22">1.199988905</text:p>
              </table:table-cell>
              <table:table-cell office:value-type="float" office:value="1.199986697">
                <text:p>1.199986697</text:p>
              </table:table-cell>
            </table:table-row>
            <table:table-row>
              <table:table-cell office:value-type="string">
                <text:p text:id="Results.A4:Results.A4">theta</text:p>
              </table:table-cell>
              <table:table-cell office:value-type="float" office:value="0.3999969858">
                <text:p text:id="Results.D23:Results.E23">0.3999969858</text:p>
              </table:table-cell>
              <table:table-cell office:value-type="float" office:value="0.3999954887">
                <text:p>0.3999954887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00008153">
                <text:p text:id="Results.N22:Results.Q22">1.200008153</text:p>
              </table:table-cell>
              <table:table-cell office:value-type="float" office:value="1.200011268">
                <text:p>1.200011268</text:p>
              </table:table-cell>
              <table:table-cell office:value-type="float" office:value="1.2000115">
                <text:p>1.2000115</text:p>
              </table:table-cell>
              <table:table-cell office:value-type="float" office:value="1.199994966">
                <text:p>1.199994966</text:p>
              </table:table-cell>
            </table:table-row>
            <table:table-row>
              <table:table-cell office:value-type="string">
                <text:p text:id="Results.A5:Results.A5">rho</text:p>
              </table:table-cell>
              <table:table-cell office:value-type="float" office:value="0.4000025022">
                <text:p text:id="Results.N23:Results.Q23">0.4000025022</text:p>
              </table:table-cell>
              <table:table-cell office:value-type="float" office:value="0.4000035554">
                <text:p>0.4000035554</text:p>
              </table:table-cell>
              <table:table-cell office:value-type="float" office:value="0.4000039613">
                <text:p>0.4000039613</text:p>
              </table:table-cell>
              <table:table-cell office:value-type="float" office:value="0.399998463">
                <text:p>0.399998463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192008925">
                <text:p text:id="Results.R22:Results.U22">1.192008925</text:p>
              </table:table-cell>
              <table:table-cell office:value-type="float" office:value="1.196001109">
                <text:p>1.196001109</text:p>
              </table:table-cell>
              <table:table-cell office:value-type="float" office:value="1.20400342">
                <text:p>1.20400342</text:p>
              </table:table-cell>
              <table:table-cell office:value-type="float" office:value="1.207989827">
                <text:p>1.207989827</text:p>
              </table:table-cell>
            </table:table-row>
            <table:table-row>
              <table:table-cell office:value-type="string">
                <text:p text:id="Results.A6:Results.A6">kappa</text:p>
              </table:table-cell>
              <table:table-cell office:value-type="float" office:value="0.4000027547">
                <text:p text:id="Results.R23:Results.U23">0.4000027547</text:p>
              </table:table-cell>
              <table:table-cell office:value-type="float" office:value="0.4000000808">
                <text:p>0.4000000808</text:p>
              </table:table-cell>
              <table:table-cell office:value-type="float" office:value="0.4000011695">
                <text:p>0.4000011695</text:p>
              </table:table-cell>
              <table:table-cell office:value-type="float" office:value="0.3999968114">
                <text:p>0.3999968114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319990267">
                <text:p text:id="Results.J22:Results.M22">1.319990267</text:p>
              </table:table-cell>
              <table:table-cell office:value-type="float" office:value="1.25997284">
                <text:p>1.25997284</text:p>
              </table:table-cell>
              <table:table-cell office:value-type="float" office:value="1.140002275">
                <text:p>1.140002275</text:p>
              </table:table-cell>
              <table:table-cell office:value-type="float" office:value="1.080009113">
                <text:p>1.080009113</text:p>
              </table:table-cell>
            </table:table-row>
            <table:table-row>
              <table:table-cell office:value-type="string">
                <text:p text:id="Results.A8:Results.A8">delta</text:p>
              </table:table-cell>
              <table:table-cell office:value-type="float" office:value="0.3921596726">
                <text:p text:id="Results.I23:Results.M23">0.3921596726</text:p>
              </table:table-cell>
              <table:table-cell office:value-type="float" office:value="0.4399964133">
                <text:p>0.4399964133</text:p>
              </table:table-cell>
              <table:table-cell office:value-type="float" office:value="0.4199912567">
                <text:p>0.4199912567</text:p>
              </table:table-cell>
              <table:table-cell office:value-type="float" office:value="0.380000921">
                <text:p>0.380000921</text:p>
              </table:table-cell>
              <table:table-cell office:value-type="float" office:value="0.3600033519">
                <text:p>0.3600033519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24479765">
                <text:p text:id="Results.G22:Results.I22">1.224479765</text:p>
              </table:table-cell>
              <table:table-cell office:value-type="float" office:value="1.250035274">
                <text:p>1.250035274</text:p>
              </table:table-cell>
              <table:table-cell office:value-type="float" office:value="1.176479543">
                <text:p>1.176479543</text:p>
              </table:table-cell>
            </table:table-row>
            <table:table-row>
              <table:table-cell office:value-type="string">
                <text:p text:id="Results.A7:Results.A7">beta</text:p>
              </table:table-cell>
              <table:table-cell office:value-type="float" office:value="0.408159969">
                <text:p text:id="Results.G23:Results.I23">0.408159969</text:p>
              </table:table-cell>
              <table:table-cell office:value-type="float" office:value="0.4166783071">
                <text:p>0.4166783071</text:p>
              </table:table-cell>
              <table:table-cell office:value-type="float" office:value="0.3921596726">
                <text:p>0.3921596726</text:p>
              </table:table-cell>
            </table:table-row>
            <table:table-row>
              <table:table-cell office:value-type="string">
                <text:p text:id=""/>
              </table:table-cell>
              <table:table-cell office:value-type="float" office:value="1.200033948">
                <text:p text:id="Results.F22:Results.F22">1.200033948</text:p>
              </table:table-cell>
            </table:table-row>
            <table:table-row>
              <table:table-cell office:value-type="string">
                <text:p text:id="Results.F2:Results.F2">Base case</text:p>
              </table:table-cell>
              <table:table-cell office:value-type="float" office:value="0.4000113884">
                <text:p text:id="Results.F23:Results.F23">0.4000113884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04827666">
                <text:p text:id="Results.B22:Results.C22">1.204827666</text:p>
              </table:table-cell>
              <table:table-cell office:value-type="float" office:value="1.20969824">
                <text:p>1.20969824</text:p>
              </table:table-cell>
            </table:table-row>
            <table:table-row>
              <table:table-cell office:value-type="string">
                <text:p text:id="Results.A3:Results.A3">alpha</text:p>
              </table:table-cell>
              <table:table-cell office:value-type="float" office:value="0.4016091425">
                <text:p text:id="Results.B23:Results.C23">0.4016091425</text:p>
              </table:table-cell>
              <table:table-cell office:value-type="float" office:value="0.4032329136">
                <text:p>0.4032329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/>
      <style:graphic-properties draw:stroke="none" svg:stroke-width="0.088cm" svg:stroke-color="#ff420e" draw:fill-color="#ff420e"/>
      <style:text-properties fo:font-size="9pt" style:font-size-asian="6pt" style:font-size-complex="6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bow-tie" chart:symbol-width="0.25cm" chart:symbol-height="0.25cm" chart:data-label-number="none" chart:data-label-text="true" chart:data-label-symbol="false"/>
      <style:graphic-properties draw:stroke="none" svg:stroke-width="0.088cm" svg:stroke-color="#314004" draw:fill-color="#314004"/>
      <style:text-properties fo:font-size="9pt" style:font-size-asian="6pt" style:font-size-complex="6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fals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2">
      <style:chart-properties chart:symbol-type="named-symbol" chart:symbol-name="square" chart:symbol-width="0.25cm" chart:symbol-height="0.25cm" chart:link-data-style-to-source="false" chart:data-label-number="none" chart:data-label-text="true" chart:data-label-symbol="false"/>
      <style:graphic-properties draw:stroke="none" svg:stroke-width="0.088cm" svg:stroke-color="#004586" draw:fill-color="#004586"/>
      <style:text-properties fo:font-size="9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07cm" svg:height="16.751cm" xlink:href=".." chart:class="chart:scatter" chart:style-name="ch1">
        <chart:title svg:x="10.859cm" svg:y="0.336cm" chart:style-name="ch2">
          <text:p>Steady state</text:p>
        </chart:title>
        <chart:subtitle svg:x="9.417cm" svg:y="1.174cm" chart:style-name="ch3">
          <text:p>Medium zoom (no kappa/delta)</text:p>
        </chart:subtitle>
        <chart:legend chart:legend-position="end" svg:x="21.697cm" svg:y="7.343cm" chart:style-name="ch4"/>
        <chart:plot-area chart:style-name="ch5" table:cell-range-address="Results.R6:Results.U6 Results.D22:Results.E23 Results.A3:Results.A6 Results.N23:Results.U23 Results.F2:Results.F2 Results.F23:Results.F23 Results.B23:Results.C23" chart:data-source-has-labels="both" svg:x="0.346cm" svg:y="1.956cm" svg:width="21.191cm" svg:height="14.506cm">
          <chart:axis chart:dimension="x" chart:name="primary-x" chart:style-name="ch6">
            <chart:title svg:x="9.93cm" svg:y="16.226cm" chart:style-name="ch7">
              <text:p>Monopolist's price</text:p>
            </chart:title>
            <chart:categories table:cell-range-address="Results.R6:Results.U6"/>
          </chart:axis>
          <chart:axis chart:dimension="y" chart:name="primary-y" chart:style-name="ch6">
            <chart:title svg:x="0.063cm" svg:y="9.81cm" chart:style-name="ch8">
              <text:p>Pollution tax</text:p>
            </chart:title>
            <chart:grid chart:style-name="ch9" chart:class="major"/>
          </chart:axis>
          <chart:series chart:style-name="ch10" chart:values-cell-range-address="Results.D23:Results.E23" chart:label-cell-address="Results.A4:Results.A4" chart:class="chart:scatter">
            <chart:domain table:cell-range-address="Results.D22:Results.E22"/>
            <chart:data-point chart:repeated="2"/>
          </chart:series>
          <chart:series chart:style-name="ch11" chart:values-cell-range-address="Results.N23:Results.Q23" chart:label-cell-address="Results.A5:Results.A5" chart:class="chart:scatter">
            <chart:domain table:cell-range-address="Results.N22:Results.Q22"/>
            <chart:data-point chart:repeated="4"/>
          </chart:series>
          <chart:series chart:style-name="ch12" chart:values-cell-range-address="Results.R23:Results.U23" chart:label-cell-address="Results.A6:Results.A6" chart:class="chart:scatter">
            <chart:domain table:cell-range-address="Results.R22:Results.U22"/>
            <chart:data-point chart:repeated="4"/>
          </chart:series>
          <chart:series chart:style-name="ch13" chart:values-cell-range-address="Results.F23:Results.F23" chart:label-cell-address="Results.F2:Results.F2" chart:class="chart:scatter">
            <chart:domain table:cell-range-address="Results.F22:Results.F22"/>
            <chart:data-point/>
          </chart:series>
          <chart:series chart:style-name="ch14" chart:values-cell-range-address="Results.B23:Results.C23" chart:label-cell-address="Results.A3:Results.A3" chart:class="chart:scatter">
            <chart:domain table:cell-range-address="Results.B22:Results.C2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s.R6:Results.U6">2.98</text:p>
              </table:table-cell>
              <table:table-cell office:value-type="string">
                <text:p>2.99</text:p>
              </table:table-cell>
              <table:table-cell office:value-type="string">
                <text:p>3.01</text:p>
              </table:table-cell>
              <table:table-cell office:value-type="string">
                <text:p>3.02</text:p>
              </table:table-cell>
            </table:table-row>
          </table:table-header-rows>
          <table:table-rows>
            <table:table-row>
              <table:table-cell office:value-type="string">
                <text:p text:id="">Row 22</text:p>
              </table:table-cell>
              <table:table-cell office:value-type="float" office:value="1.199988905">
                <text:p text:id="Results.D22:Results.E22">1.199988905</text:p>
              </table:table-cell>
              <table:table-cell office:value-type="float" office:value="1.199986697">
                <text:p>1.199986697</text:p>
              </table:table-cell>
            </table:table-row>
            <table:table-row>
              <table:table-cell office:value-type="string">
                <text:p text:id="Results.A4:Results.A4">theta</text:p>
              </table:table-cell>
              <table:table-cell office:value-type="float" office:value="0.3999969858">
                <text:p text:id="Results.D23:Results.E23">0.3999969858</text:p>
              </table:table-cell>
              <table:table-cell office:value-type="float" office:value="0.3999954887">
                <text:p>0.3999954887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00008153">
                <text:p text:id="Results.N22:Results.Q22">1.200008153</text:p>
              </table:table-cell>
              <table:table-cell office:value-type="float" office:value="1.200011268">
                <text:p>1.200011268</text:p>
              </table:table-cell>
              <table:table-cell office:value-type="float" office:value="1.2000115">
                <text:p>1.2000115</text:p>
              </table:table-cell>
              <table:table-cell office:value-type="float" office:value="1.199994966">
                <text:p>1.199994966</text:p>
              </table:table-cell>
            </table:table-row>
            <table:table-row>
              <table:table-cell office:value-type="string">
                <text:p text:id="Results.A5:Results.A5">rho</text:p>
              </table:table-cell>
              <table:table-cell office:value-type="float" office:value="0.4000025022">
                <text:p text:id="Results.N23:Results.Q23">0.4000025022</text:p>
              </table:table-cell>
              <table:table-cell office:value-type="float" office:value="0.4000035554">
                <text:p>0.4000035554</text:p>
              </table:table-cell>
              <table:table-cell office:value-type="float" office:value="0.4000039613">
                <text:p>0.4000039613</text:p>
              </table:table-cell>
              <table:table-cell office:value-type="float" office:value="0.399998463">
                <text:p>0.399998463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192008925">
                <text:p text:id="Results.R22:Results.U22">1.192008925</text:p>
              </table:table-cell>
              <table:table-cell office:value-type="float" office:value="1.196001109">
                <text:p>1.196001109</text:p>
              </table:table-cell>
              <table:table-cell office:value-type="float" office:value="1.20400342">
                <text:p>1.20400342</text:p>
              </table:table-cell>
              <table:table-cell office:value-type="float" office:value="1.207989827">
                <text:p>1.207989827</text:p>
              </table:table-cell>
            </table:table-row>
            <table:table-row>
              <table:table-cell office:value-type="string">
                <text:p text:id="Results.A6:Results.A6">kappa</text:p>
              </table:table-cell>
              <table:table-cell office:value-type="float" office:value="0.4000027547">
                <text:p text:id="Results.R23:Results.U23">0.4000027547</text:p>
              </table:table-cell>
              <table:table-cell office:value-type="float" office:value="0.4000000808">
                <text:p>0.4000000808</text:p>
              </table:table-cell>
              <table:table-cell office:value-type="float" office:value="0.4000011695">
                <text:p>0.4000011695</text:p>
              </table:table-cell>
              <table:table-cell office:value-type="float" office:value="0.3999968114">
                <text:p>0.3999968114</text:p>
              </table:table-cell>
            </table:table-row>
            <table:table-row>
              <table:table-cell office:value-type="string">
                <text:p text:id=""/>
              </table:table-cell>
              <table:table-cell office:value-type="float" office:value="1.200033948">
                <text:p text:id="Results.F22:Results.F22">1.200033948</text:p>
              </table:table-cell>
            </table:table-row>
            <table:table-row>
              <table:table-cell office:value-type="string">
                <text:p text:id="Results.F2:Results.F2">Base case</text:p>
              </table:table-cell>
              <table:table-cell office:value-type="float" office:value="0.4000113884">
                <text:p text:id="Results.F23:Results.F23">0.4000113884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04827666">
                <text:p text:id="Results.B22:Results.C22">1.204827666</text:p>
              </table:table-cell>
              <table:table-cell office:value-type="float" office:value="1.20969824">
                <text:p>1.20969824</text:p>
              </table:table-cell>
            </table:table-row>
            <table:table-row>
              <table:table-cell office:value-type="string">
                <text:p text:id="Results.A3:Results.A3">alpha</text:p>
              </table:table-cell>
              <table:table-cell office:value-type="float" office:value="0.4016091425">
                <text:p text:id="Results.B23:Results.C23">0.4016091425</text:p>
              </table:table-cell>
              <table:table-cell office:value-type="float" office:value="0.4032329136">
                <text:p>0.4032329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 chart:data-label-number="none" chart:data-label-text="true" chart:data-label-symbol="false" chart:label-position="left"/>
      <style:graphic-properties draw:stroke="none" svg:stroke-width="0.088cm" svg:stroke-color="#ff420e" draw:fill-color="#ff420e"/>
      <style:text-properties fo:font-size="9pt" style:font-size-asian="6pt" style:font-size-complex="6pt"/>
    </style:style>
    <style:style style:name="ch11" style:family="chart" style:data-style-name="N0">
      <style:chart-properties chart:symbol-type="named-symbol" chart:symbol-name="arrow-left" chart:symbol-width="0.25cm" chart:symbol-height="0.25cm" chart:data-label-number="none" chart:data-label-text="true" chart:data-label-symbol="false" chart:label-position="right"/>
      <style:graphic-properties draw:stroke="none" svg:stroke-width="0.088cm" svg:stroke-color="#83caff" draw:fill-color="#83caff"/>
      <style:text-properties fo:font-size="9pt" style:font-size-asian="6pt" style:font-size-complex="6pt"/>
    </style:style>
    <style:style style:name="ch12" style:family="chart" style:data-style-name="N0">
      <style:chart-properties chart:symbol-type="named-symbol" chart:symbol-name="bow-tie" chart:symbol-width="0.25cm" chart:symbol-height="0.25cm" chart:data-label-number="none" chart:data-label-text="true" chart:data-label-symbol="false"/>
      <style:graphic-properties draw:stroke="none" svg:stroke-width="0.088cm" svg:stroke-color="#314004" draw:fill-color="#314004"/>
      <style:text-properties fo:font-size="9pt" style:font-size-asian="6pt" style:font-size-complex="6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fals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07cm" svg:height="16.751cm" xlink:href=".." chart:class="chart:scatter" chart:style-name="ch1">
        <chart:title svg:x="10.859cm" svg:y="0.336cm" chart:style-name="ch2">
          <text:p>Steady state</text:p>
        </chart:title>
        <chart:subtitle svg:x="9.179cm" svg:y="1.174cm" chart:style-name="ch3">
          <text:p>Tight zoom (no kappa/delta/alpha)</text:p>
        </chart:subtitle>
        <chart:legend chart:legend-position="end" svg:x="21.697cm" svg:y="7.531cm" chart:style-name="ch4"/>
        <chart:plot-area chart:style-name="ch5" table:cell-range-address="Results.N5:Results.Q5 Results.D22:Results.E23 Results.A4:Results.A6 Results.N23:Results.U23 Results.F2:Results.F2 Results.F23:Results.F23" chart:data-source-has-labels="both" svg:x="0.346cm" svg:y="1.956cm" svg:width="21.191cm" svg:height="14.506cm">
          <chart:axis chart:dimension="x" chart:name="primary-x" chart:style-name="ch6">
            <chart:title svg:x="9.93cm" svg:y="16.226cm" chart:style-name="ch7">
              <text:p>Monopolist's price</text:p>
            </chart:title>
            <chart:categories table:cell-range-address="Results.N5:Results.Q5"/>
          </chart:axis>
          <chart:axis chart:dimension="y" chart:name="primary-y" chart:style-name="ch6">
            <chart:title svg:x="0.063cm" svg:y="9.81cm" chart:style-name="ch8">
              <text:p>Pollution tax</text:p>
            </chart:title>
            <chart:grid chart:style-name="ch9" chart:class="major"/>
          </chart:axis>
          <chart:series chart:style-name="ch10" chart:values-cell-range-address="Results.D23:Results.E23" chart:label-cell-address="Results.A4:Results.A4" chart:class="chart:scatter">
            <chart:domain table:cell-range-address="Results.D22:Results.E22"/>
            <chart:data-point chart:repeated="2"/>
          </chart:series>
          <chart:series chart:style-name="ch11" chart:values-cell-range-address="Results.N23:Results.Q23" chart:label-cell-address="Results.A5:Results.A5" chart:class="chart:scatter">
            <chart:domain table:cell-range-address="Results.N22:Results.Q22"/>
            <chart:data-point chart:repeated="4"/>
          </chart:series>
          <chart:series chart:style-name="ch12" chart:values-cell-range-address="Results.R23:Results.U23" chart:label-cell-address="Results.A6:Results.A6" chart:class="chart:scatter">
            <chart:domain table:cell-range-address="Results.R22:Results.U22"/>
            <chart:data-point chart:repeated="4"/>
          </chart:series>
          <chart:series chart:style-name="ch13" chart:values-cell-range-address="Results.F23:Results.F23" chart:label-cell-address="Results.F2:Results.F2" chart:class="chart:scatter">
            <chart:domain table:cell-range-address="Results.F22:Results.F2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s.N5:Results.Q5">0.98</text:p>
              </table:table-cell>
              <table:table-cell office:value-type="string">
                <text:p>0.99</text:p>
              </table:table-cell>
              <table:table-cell office:value-type="string">
                <text:p>1.01</text:p>
              </table:table-cell>
              <table:table-cell office:value-type="string">
                <text:p>1.02</text:p>
              </table:table-cell>
            </table:table-row>
          </table:table-header-rows>
          <table:table-rows>
            <table:table-row>
              <table:table-cell office:value-type="string">
                <text:p text:id="">Row 22</text:p>
              </table:table-cell>
              <table:table-cell office:value-type="float" office:value="1.199988905">
                <text:p text:id="Results.D22:Results.E22">1.199988905</text:p>
              </table:table-cell>
              <table:table-cell office:value-type="float" office:value="1.199986697">
                <text:p>1.199986697</text:p>
              </table:table-cell>
            </table:table-row>
            <table:table-row>
              <table:table-cell office:value-type="string">
                <text:p text:id="Results.A4:Results.A4">theta</text:p>
              </table:table-cell>
              <table:table-cell office:value-type="float" office:value="0.3999969858">
                <text:p text:id="Results.D23:Results.E23">0.3999969858</text:p>
              </table:table-cell>
              <table:table-cell office:value-type="float" office:value="0.3999954887">
                <text:p>0.3999954887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00008153">
                <text:p text:id="Results.N22:Results.Q22">1.200008153</text:p>
              </table:table-cell>
              <table:table-cell office:value-type="float" office:value="1.200011268">
                <text:p>1.200011268</text:p>
              </table:table-cell>
              <table:table-cell office:value-type="float" office:value="1.2000115">
                <text:p>1.2000115</text:p>
              </table:table-cell>
              <table:table-cell office:value-type="float" office:value="1.199994966">
                <text:p>1.199994966</text:p>
              </table:table-cell>
            </table:table-row>
            <table:table-row>
              <table:table-cell office:value-type="string">
                <text:p text:id="Results.A5:Results.A5">rho</text:p>
              </table:table-cell>
              <table:table-cell office:value-type="float" office:value="0.4000025022">
                <text:p text:id="Results.N23:Results.Q23">0.4000025022</text:p>
              </table:table-cell>
              <table:table-cell office:value-type="float" office:value="0.4000035554">
                <text:p>0.4000035554</text:p>
              </table:table-cell>
              <table:table-cell office:value-type="float" office:value="0.4000039613">
                <text:p>0.4000039613</text:p>
              </table:table-cell>
              <table:table-cell office:value-type="float" office:value="0.399998463">
                <text:p>0.399998463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192008925">
                <text:p text:id="Results.R22:Results.U22">1.192008925</text:p>
              </table:table-cell>
              <table:table-cell office:value-type="float" office:value="1.196001109">
                <text:p>1.196001109</text:p>
              </table:table-cell>
              <table:table-cell office:value-type="float" office:value="1.20400342">
                <text:p>1.20400342</text:p>
              </table:table-cell>
              <table:table-cell office:value-type="float" office:value="1.207989827">
                <text:p>1.207989827</text:p>
              </table:table-cell>
            </table:table-row>
            <table:table-row>
              <table:table-cell office:value-type="string">
                <text:p text:id="Results.A6:Results.A6">kappa</text:p>
              </table:table-cell>
              <table:table-cell office:value-type="float" office:value="0.4000027547">
                <text:p text:id="Results.R23:Results.U23">0.4000027547</text:p>
              </table:table-cell>
              <table:table-cell office:value-type="float" office:value="0.4000000808">
                <text:p>0.4000000808</text:p>
              </table:table-cell>
              <table:table-cell office:value-type="float" office:value="0.4000011695">
                <text:p>0.4000011695</text:p>
              </table:table-cell>
              <table:table-cell office:value-type="float" office:value="0.3999968114">
                <text:p>0.3999968114</text:p>
              </table:table-cell>
            </table:table-row>
            <table:table-row>
              <table:table-cell office:value-type="string">
                <text:p text:id=""/>
              </table:table-cell>
              <table:table-cell office:value-type="float" office:value="1.200033948">
                <text:p text:id="Results.F22:Results.F22">1.200033948</text:p>
              </table:table-cell>
            </table:table-row>
            <table:table-row>
              <table:table-cell office:value-type="string">
                <text:p text:id="Results.F2:Results.F2">Base case</text:p>
              </table:table-cell>
              <table:table-cell office:value-type="float" office:value="0.4000113884">
                <text:p text:id="Results.F23:Results.F23">0.40001138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